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227cm"/>
    </style:style>
    <style:style style:name="gr2" style:family="graphic" style:parent-style-name="standard">
      <style:graphic-properties draw:textarea-horizontal-align="justify" draw:textarea-vertical-align="middle" draw:auto-grow-height="false" fo:min-height="10.799cm" fo:min-width="6.485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453cm"/>
    </style:style>
    <style:style style:name="gr4" style:family="graphic" style:parent-style-name="standard">
      <style:graphic-properties draw:textarea-horizontal-align="justify" draw:textarea-vertical-align="middle" draw:auto-grow-height="false" fo:min-height="5.084cm" fo:min-width="5.596cm"/>
    </style:style>
    <style:style style:name="gr5" style:family="graphic" style:parent-style-name="standard">
      <style:graphic-properties svg:stroke-color="#3465a4" draw:marker-start="CF_20_Only_20_One" draw:marker-end="CF_20_Many" draw:textarea-horizontal-align="justify" draw:textarea-vertical-align="middle" draw:auto-grow-height="false" fo:min-height="4.703cm" fo:min-width="5.85cm"/>
    </style:style>
    <style:style style:name="gr6" style:family="graphic" style:parent-style-name="objectwithoutfill">
      <style:graphic-properties svg:stroke-width="0.212cm" svg:stroke-color="#ff0000" draw:marker-start="CF_20_Many" draw:marker-start-width="0.517cm" draw:marker-end="CF_20_One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6.477cm" svg:x="4.937cm" svg:y="1.127cm">
          <draw:text-box>
            <text:p/>
            <text:p/>
          </draw:text-box>
        </draw:frame>
        <draw:custom-shape draw:style-name="gr2" draw:text-style-name="P2" draw:layer="layout" svg:width="6.985cm" svg:height="11.049cm" svg:x="1.127cm" svg:y="6.207cm">
          <text:p>-Engagement-</text:p>
          <text:p/>
          <text:p>-engagement name</text:p>
          <text:p>-caliber</text:p>
          <text:p>-wind speed</text:p>
          <text:p>-wind direction</text:p>
          <text:p>-distance</text:p>
          <text:p>-barrel length</text:p>
          <text:p>-click value windage</text:p>
          <text:p>-click value elevation</text:p>
          <text:p>-adjustments windage</text:p>
          <text:p>-adjustments elev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953cm" svg:height="2.032cm" svg:x="1.127cm" svg:y="1.127cm">
          <text:p text:style-name="P2">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6.096cm" svg:height="5.334cm" svg:x="12.176cm" svg:y="4.81cm">
          <text:p text:style-name="P2">-Shot-</text:p>
          <text:p text:style-name="P2"/>
          <text:p text:style-name="P2">-shot ID</text:p>
          <text:p text:style-name="P2">-x coordinate</text:p>
          <text:p text:style-name="P2">-y coordinate</text:p>
          <text:p text:style-name="P2">-sequence fir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.35cm" svg:height="4.953cm" svg:x="12.43cm" svg:y="19.796cm">
          <text:p text:style-name="P2">-Target-</text:p>
          <text:p text:style-name="P2"/>
          <text:p text:style-name="P2">-image</text:p>
          <text:p text:style-name="P2">-style</text:p>
          <text:p text:style-name="P2">-height</text:p>
          <text:p text:style-name="P2">-width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3" draw:layer="layout" svg:x1="8.239cm" svg:y1="12.303cm" svg:x2="16.113cm" svg:y2="19.542cm">
          <text:p/>
        </draw:line>
        <draw:line draw:style-name="gr6" draw:text-style-name="P3" draw:layer="layout" svg:x1="8.239cm" svg:y1="9.001cm" svg:x2="12.176cm" svg:y2="6.9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CF_20_One" draw:display-name="CF One" svg:viewBox="-19 -40 38 40" svg:d="M0 0h1v-40h-2v40zM1 0h-20v-2h20zM-1 0h20v-2h-20z"/>
    <draw:marker draw:name="CF_20_Only_20_One" draw:display-name="CF Only One" svg:viewBox="-19 -40 38 40" svg:d="M0 0h1v-40h-2v40zM1 0h-20v-2h20zM-1 0h20v-2h-20zM1-18h-20v-2h20zM-1-18h20v-2h-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0:57:29.646000000</meta:creation-date>
    <dc:date>2017-08-12T08:54:23.985000000</dc:date>
    <meta:editing-duration>PT43M38S</meta:editing-duration>
    <meta:editing-cycles>3</meta:editing-cycles>
    <meta:generator>LibreOffice/5.3.4.2$Windows_x86 LibreOffice_project/f82d347ccc0be322489bf7da61d7e4ad13fe2ff3</meta:generator>
    <meta:document-statistic meta:object-count="7"/>
  </office:meta>
</office:document-meta>
</file>